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18.971cm" style:type="right"/>
        </style:tab-stops>
      </style:paragraph-properties>
    </style:style>
    <style:style style:name="P3" style:family="paragraph" style:parent-style-name="Standard">
      <style:text-properties officeooo:rsid="00220294" officeooo:paragraph-rsid="00220294"/>
    </style:style>
    <style:style style:name="P4" style:family="paragraph" style:parent-style-name="Standard">
      <style:paragraph-properties fo:text-align="center" style:justify-single-word="false"/>
      <style:text-properties officeooo:rsid="00220294" officeooo:paragraph-rsid="00220294"/>
    </style:style>
    <style:style style:name="P5" style:family="paragraph" style:parent-style-name="Standard">
      <style:text-properties style:font-name="Times New Roman" fo:font-style="normal" officeooo:rsid="00220294" officeooo:paragraph-rsid="00220294"/>
    </style:style>
    <style:style style:name="P6" style:family="paragraph" style:parent-style-name="Standard">
      <style:paragraph-properties fo:margin-left="1cm" fo:margin-right="0cm" fo:text-indent="-1cm" style:auto-text-indent="false" style:shadow="none" style:writing-mode="page"/>
      <style:text-properties officeooo:rsid="00220294" officeooo:paragraph-rsid="00220294"/>
    </style:style>
    <style:style style:name="P7" style:family="paragraph" style:parent-style-name="Standard">
      <loext:graphic-properties draw:fill="none"/>
      <style:paragraph-properties fo:margin-left="1cm" fo:margin-right="0cm" fo:text-indent="-1cm" style:auto-text-indent="false" fo:background-color="transparent" style:shadow="none" style:writing-mode="page"/>
      <style:text-properties officeooo:rsid="00220294" officeooo:paragraph-rsid="00220294"/>
    </style:style>
    <style:style style:name="P8" style:family="paragraph" style:parent-style-name="Standard">
      <style:paragraph-properties fo:margin-left="1cm" fo:margin-right="0cm" fo:text-align="center" style:justify-single-word="false" fo:text-indent="-1cm" style:auto-text-indent="false" style:shadow="none" style:writing-mode="page"/>
      <style:text-properties officeooo:rsid="00220294" officeooo:paragraph-rsid="00220294"/>
    </style:style>
    <style:style style:name="P9" style:family="paragraph" style:parent-style-name="Standard">
      <style:paragraph-properties fo:margin-left="1cm" fo:margin-right="0cm" fo:text-align="start" style:justify-single-word="false" fo:text-indent="-1cm" style:auto-text-indent="false" style:shadow="none" style:writing-mode="page"/>
      <style:text-properties officeooo:rsid="00220294" officeooo:paragraph-rsid="00220294"/>
    </style:style>
    <style:style style:name="P10" style:family="paragraph" style:parent-style-name="Standard">
      <style:paragraph-properties fo:margin-left="1cm" fo:margin-right="0cm" fo:text-align="start" style:justify-single-word="false" fo:text-indent="-1cm" style:auto-text-indent="false" style:shadow="none" style:writing-mode="page">
        <style:tab-stops>
          <style:tab-stop style:position="2.408cm"/>
        </style:tab-stops>
      </style:paragraph-properties>
      <style:text-properties officeooo:rsid="0024ce12" officeooo:paragraph-rsid="0024f47c"/>
    </style:style>
    <style:style style:name="P11" style:family="paragraph" style:parent-style-name="Standard">
      <style:text-properties officeooo:rsid="00264f59" officeooo:paragraph-rsid="00264f59"/>
    </style:style>
    <style:style style:name="P12" style:family="paragraph" style:parent-style-name="Standard" style:list-style-name="Numbering_20_1">
      <style:text-properties officeooo:rsid="00264f59" officeooo:paragraph-rsid="00264f59"/>
    </style:style>
    <style:style style:name="P13" style:family="paragraph" style:parent-style-name="Standard">
      <style:text-properties style:font-name="Times New Roman" fo:font-style="normal" officeooo:rsid="00220294" officeooo:paragraph-rsid="00220294"/>
    </style:style>
    <style:style style:name="P14" style:family="paragraph" style:parent-style-name="Standard" style:list-style-name="List_20_1">
      <style:text-properties style:font-name="Times New Roman" officeooo:rsid="00217921" officeooo:paragraph-rsid="00264f59"/>
    </style:style>
    <style:style style:name="P15" style:family="paragraph" style:parent-style-name="Standard">
      <style:text-properties style:font-name="Times New Roman" officeooo:rsid="00217921" officeooo:paragraph-rsid="00264f59"/>
    </style:style>
    <style:style style:name="P16" style:family="paragraph" style:parent-style-name="Standard" style:list-style-name="List_20_1">
      <style:text-properties style:font-name="Times New Roman" officeooo:rsid="002406f9" officeooo:paragraph-rsid="00264f59"/>
    </style:style>
    <style:style style:name="P17" style:family="paragraph" style:parent-style-name="Standard">
      <style:text-properties style:font-name="Times New Roman" officeooo:rsid="002406f9" officeooo:paragraph-rsid="00264f59"/>
    </style:style>
    <style:style style:name="P18" style:family="paragraph" style:parent-style-name="Standard">
      <style:text-properties style:font-name="Times New Roman" officeooo:paragraph-rsid="00264f59"/>
    </style:style>
    <style:style style:name="P19" style:family="paragraph" style:parent-style-name="Standard">
      <style:text-properties style:font-name="Liberation Serif" fo:font-style="normal" officeooo:rsid="002406f9" officeooo:paragraph-rsid="00264f59"/>
    </style:style>
    <style:style style:name="P20" style:family="paragraph" style:parent-style-name="Titre_20_I_29_" style:list-style-name=""/>
    <style:style style:name="T1" style:family="text">
      <style:text-properties officeooo:rsid="001ed27e"/>
    </style:style>
    <style:style style:name="T2" style:family="text">
      <style:text-properties officeooo:rsid="002154da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/>
    </style:style>
    <style:style style:name="T5" style:family="text">
      <style:text-properties style:font-name="Times New Roman" fo:font-style="normal" officeooo:rsid="0024ce12"/>
    </style:style>
    <style:style style:name="T6" style:family="text">
      <style:text-properties officeooo:rsid="00235c84"/>
    </style:style>
    <style:style style:name="T7" style:family="text">
      <style:text-properties officeooo:rsid="0024f47c"/>
    </style:style>
    <style:style style:name="T8" style:family="text">
      <style:text-properties officeooo:rsid="00255c57"/>
    </style:style>
    <style:style style:name="T9" style:family="text">
      <style:text-properties officeooo:rsid="00264f59"/>
    </style:style>
    <style:style style:name="T10" style:family="text">
      <style:text-properties style:font-name="Times New Roman1"/>
    </style:style>
    <style:style style:name="T11" style:family="text">
      <style:text-properties officeooo:rsid="002186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Triangles</text:span> : <text:span text:style-name="T2">Défi</text:span><text:tab/><text:span text:style-name="T9">4</text:span>.<text:span text:style-name="T9">3</text:span></text:p>
      <text:p text:style-name="Standard"/>
      <text:p text:style-name="P20">Énoncé</text:p>
      <text:p text:style-name="P11">Nous avons vu dans le cours que la somme des angles d'un triangle quelconque vaut 180 degrés<text:span text:style-name="T4">.</text:span></text:p>
      <text:list xml:id="list2405537812" text:style-name="Numbering_20_1">
        <text:list-item>
          <text:p text:style-name="P12">Combien vaut la somme des angles d'un quadrilatère convexe (c’est à dire qui n'a aucun angle rentrant) ?</text:p>
        </text:list-item>
        <text:list-item>
          <text:p text:style-name="P12">Combien vaut la somme des angles d'un polygone convexe à 5 côtés</text:p>
        </text:list-item>
        <text:list-item>
          <text:p text:style-name="P12">La somme des angles d'un polygone convexe est 3240 degrés. Quel est le nombre de côté de ce polygone ?</text:p>
        </text:list-item>
      </text:list>
      <text:p text:style-name="P5"/>
      <text:p text:style-name="P15"/>
      <text:p text:style-name="P15"><text:span text:style-name="T11">Consignes</text:span> :</text:p>
      <text:list xml:id="list889859964" text:style-name="List_20_1">
        <text:list-item>
          <text:p text:style-name="P14">Vous devez « raconter » en bon français comment vous vous y êtes pris pour trouver, et préciser même les pistes qui n'ont pas abouti !</text:p>
        </text:list-item>
        <text:list-item>
          <text:p text:style-name="P14">Vous devez mettre en évidence que vous avez trouvé toutes les possibilités.</text:p>
        </text:list-item>
      </text:list>
      <text:p text:style-name="P18"/>
      <text:p text:style-name="P17">Notation :</text:p>
      <text:list xml:id="list141113898359628" text:continue-numbering="true" text:style-name="List_20_1">
        <text:list-item>
          <text:p text:style-name="P16">Orthographe et propreté : 4 points</text:p>
        </text:list-item>
        <text:list-item>
          <text:p text:style-name="P16">Qualité du français et clarté des explications : 4 points</text:p>
        </text:list-item>
        <text:list-item>
          <text:p text:style-name="P16">Ingéniosité et méthode : 4 points</text:p>
        </text:list-item>
        <text:list-item>
          <text:p text:style-name="P16">Trace des hésitations et liste des essais : 4 points</text:p>
        </text:list-item>
        <text:list-item>
          <text:p text:style-name="P16">Solution bonne : 4 points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triangles-exos-defi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4T14:11:12.733000000</dc:date>
    <meta:print-date>2011-12-08T22:04:20.21</meta:print-date>
    <dc:language>fr-FR</dc:language>
    <meta:editing-cycles>107</meta:editing-cycles>
    <meta:editing-duration>P1DT6H42M10S</meta:editing-duration>
    <meta:printed-by>Véronique et Thibaud FONTANET</meta:printed-by>
    <meta:document-statistic meta:table-count="0" meta:image-count="0" meta:object-count="0" meta:page-count="1" meta:paragraph-count="16" meta:word-count="162" meta:character-count="858" meta:non-whitespace-character-count="722"/>
    <meta:user-defined meta:name="Info 1"/>
    <meta:user-defined meta:name="Info 2"/>
    <meta:user-defined meta:name="Info 3"/>
    <meta:user-defined meta:name="Info 4"/>
  </office:meta>
</office:document-meta>
</file>